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1">
          <table:table-cell table:number-columns-repeated="11"/>
        </table:table-row>
        <table:table-row table:style-name="ro1">
          <table:table-cell office:value-type="string" calcext:value-type="string">
            <text:p>Anzahl Gewichte </text:p>
          </table:table-cell>
          <table:table-cell table:number-columns-repeated="4"/>
          <table:table-cell office:value-type="string" calcext:value-type="string">
            <text:p>multipliziert=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B44]*[.C44]*[.D44]" office:value-type="float" office:value="3136" calcext:value-type="float">
            <text:p>3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4"/>
          <table:table-cell table:formula="of:=[.B45]*[.C45]*[.D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46]*[.C46]*[.D46]" office:value-type="float" office:value="1728" calcext:value-type="float">
            <text:p>1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4"/>
          <table:table-cell table:formula="of:=[.B47]*[.C47]*[.D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48]*[.C48]*[.D48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49]*[.C49]*[.D49]" office:value-type="float" office:value="2304" calcext:value-type="float">
            <text:p>2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0]*[.C50]*[.D50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51]*[.C51]*[.D51]" office:value-type="float" office:value="4608" calcext:value-type="float">
            <text:p>4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4"/>
          <table:table-cell table:formula="of:=[.B52]*[.C52]*[.D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3]*[.C53]*[.D53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54]*[.C54]*[.D54]" office:value-type="float" office:value="4608" calcext:value-type="float">
            <text:p>4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5]*[.C55]*[.D55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56]*[.C56]*[.D56]" office:value-type="float" office:value="4608" calcext:value-type="float">
            <text:p>4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7]*[.C57]*[.D57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58]*[.C58]*[.D58]" office:value-type="float" office:value="4608" calcext:value-type="float">
            <text:p>4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]*[.C59]*[.D59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60]*[.C60]*[.D60]" office:value-type="float" office:value="4608" calcext:value-type="float">
            <text:p>4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61]*[.C61]*[.D61]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62]*[.C62]*[.D62]" office:value-type="float" office:value="9216" calcext:value-type="float">
            <text:p>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4"/>
          <table:table-cell table:formula="of:=[.B63]*[.C63]*[.D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64]*[.C64]*[.D64]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65]*[.C65]*[.D65]" office:value-type="float" office:value="9216" calcext:value-type="float">
            <text:p>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66]*[.C66]*[.D66]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67]*[.C67]*[.D67]" office:value-type="float" office:value="9216" calcext:value-type="float">
            <text:p>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68]*[.C68]*[.D68]" office:value-type="float" office:value="9216" calcext:value-type="float">
            <text:p>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69]*[.C69]*[.D69]" office:value-type="float" office:value="9216" calcext:value-type="float">
            <text:p>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70]*[.C70]*[.D70]" office:value-type="float" office:value="9216" calcext:value-type="float">
            <text:p>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B71]*[.C71]*[.D71]" office:value-type="float" office:value="9216" calcext:value-type="float">
            <text:p>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padding</text:p>
          </table:table-cell>
          <table:table-cell table:number-columns-repeated="4"/>
          <table:table-cell table:formula="of:=[.B72]*[.C72]*[.D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4"/>
          <table:table-cell table:formula="of:=[.B73]*[.C73]*[.D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-Connected</text:p>
          </table:table-cell>
          <table:table-cell table:formula="of:=7*7" office:value-type="float" office:value="49" calcext:value-type="float">
            <text:p>49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B74]*[.C74]*[.D74]" office:value-type="float" office:value="205520896" calcext:value-type="float">
            <text:p>205520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-Connected</text:p>
          </table:table-cell>
          <table:table-cell office:value-type="float" office:value="4096" calcext:value-type="float">
            <text:p>4096</text:p>
          </table:table-cell>
          <table:table-cell table:formula="of:=7*7"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75]*[.C75]*[.D75]" office:value-type="float" office:value="1204224" calcext:value-type="float">
            <text:p>120422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Anzahl Bytes, wenn float16</text:p>
          </table:table-cell>
          <table:table-cell table:number-columns-repeated="2"/>
          <table:table-cell office:value-type="string" calcext:value-type="string">
            <text:p>Anzahl Bytes, wenn float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umme=</text:p>
          </table:table-cell>
          <table:table-cell table:formula="of:=SUM([.F44:.F75])" office:value-type="float" office:value="206822784" calcext:value-type="float">
            <text:p>206822784</text:p>
          </table:table-cell>
          <table:table-cell/>
          <table:table-cell table:formula="of:=2*[.F78]" office:value-type="float" office:value="413645568" calcext:value-type="float">
            <text:p>413645568</text:p>
          </table:table-cell>
          <table:table-cell table:number-columns-repeated="2"/>
          <table:table-cell table:formula="of:=4*[.F78]" office:value-type="float" office:value="827291136" calcext:value-type="float">
            <text:p>827291136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Anzahl Nodes pro Bild, wenn Bilder mit Grösse 1280x960 eingespiesen werden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6]*[.C86]*[.D86]" office:value-type="float" office:value="1228800" calcext:value-type="float">
            <text:p>12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87]*[.C87]*[.D87]" office:value-type="float" office:value="19660800" calcext:value-type="float">
            <text:p>19660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88]*[.C88]*[.D88]" office:value-type="float" office:value="4915200" calcext:value-type="float">
            <text:p>4915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B89]*[.C89]*[.D89]" office:value-type="float" office:value="14745600" calcext:value-type="float">
            <text:p>14745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B90]*[.C90]*[.D90]" office:value-type="float" office:value="3686400" calcext:value-type="float">
            <text:p>3686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1]*[.C91]*[.D91]" office:value-type="float" office:value="2457600" calcext:value-type="float">
            <text:p>2457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92]*[.C92]*[.D92]" office:value-type="float" office:value="4915200" calcext:value-type="float">
            <text:p>4915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93]*[.C93]*[.D93]" office:value-type="float" office:value="4915200" calcext:value-type="float">
            <text:p>4915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94]*[.C94]*[.D94]" office:value-type="float" office:value="9830400" calcext:value-type="float">
            <text:p>9830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95]*[.C95]*[.D95]" office:value-type="float" office:value="2457600" calcext:value-type="float">
            <text:p>2457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96]*[.C96]*[.D96]" office:value-type="float" office:value="1228800" calcext:value-type="float">
            <text:p>12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97]*[.C97]*[.D97]" office:value-type="float" office:value="2457600" calcext:value-type="float">
            <text:p>2457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98]*[.C98]*[.D98]" office:value-type="float" office:value="1228800" calcext:value-type="float">
            <text:p>12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99]*[.C99]*[.D99]" office:value-type="float" office:value="2457600" calcext:value-type="float">
            <text:p>2457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100]*[.C100]*[.D100]" office:value-type="float" office:value="1228800" calcext:value-type="float">
            <text:p>12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01]*[.C101]*[.D101]" office:value-type="float" office:value="2457600" calcext:value-type="float">
            <text:p>2457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102]*[.C102]*[.D102]" office:value-type="float" office:value="1228800" calcext:value-type="float">
            <text:p>12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03]*[.C103]*[.D103]" office:value-type="float" office:value="2457600" calcext:value-type="float">
            <text:p>2457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04]*[.C104]*[.D104]" office:value-type="float" office:value="2457600" calcext:value-type="float">
            <text:p>2457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05]*[.C105]*[.D105]" office:value-type="float" office:value="4915200" calcext:value-type="float">
            <text:p>4915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06]*[.C106]*[.D106]" office:value-type="float" office:value="1228800" calcext:value-type="float">
            <text:p>12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07]*[.C107]*[.D107]" office:value-type="float" office:value="614400" calcext:value-type="float">
            <text:p>614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08]*[.C108]*[.D108]" office:value-type="float" office:value="1228800" calcext:value-type="float">
            <text:p>12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09]*[.C109]*[.D109]" office:value-type="float" office:value="614400" calcext:value-type="float">
            <text:p>614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10]*[.C110]*[.D110]" office:value-type="float" office:value="1228800" calcext:value-type="float">
            <text:p>12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11]*[.C111]*[.D111]" office:value-type="float" office:value="1228800" calcext:value-type="float">
            <text:p>12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12]*[.C112]*[.D112]" office:value-type="float" office:value="307200" calcext:value-type="float">
            <text:p>307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13]*[.C113]*[.D113]" office:value-type="float" office:value="307200" calcext:value-type="float">
            <text:p>307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14]*[.C114]*[.D114]" office:value-type="float" office:value="307200" calcext:value-type="float">
            <text:p>307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padding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15]*[.C115]*[.D115]" office:value-type="float" office:value="451584" calcext:value-type="float">
            <text:p>451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16]*[.C116]*[.D116]" office:value-type="float" office:value="50176" calcext:value-type="float">
            <text:p>5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-Connected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17]*[.C117]*[.D117]"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-Connecte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8]*[.C118]*[.D118]" office:value-type="float" office:value="294" calcext:value-type="float">
            <text:p>29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umme=</text:p>
          </table:table-cell>
          <table:table-cell table:formula="of:=SUM([.F86:.F118])" office:value-type="float" office:value="98502950" calcext:value-type="float">
            <text:p>98502950</text:p>
          </table:table-cell>
          <table:table-cell/>
          <table:table-cell office:value-type="string" calcext:value-type="string">
            <text:p>Anzahl Bytes, wenn float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it BatchSize = 7:</text:p>
          </table:table-cell>
          <table:table-cell/>
          <table:table-cell table:formula="of:=7*[.F121]" office:value-type="float" office:value="689520650" calcext:value-type="float">
            <text:p>689520650</text:p>
          </table:table-cell>
          <table:table-cell/>
          <table:table-cell table:formula="of:=2*[.F123]" office:value-type="float" office:value="1379041300" calcext:value-type="float">
            <text:p>1379041300</text:p>
          </table:table-cell>
          <table:table-cell table:number-columns-repeated="3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office:value-type="string" calcext:value-type="string">
            <text:p>Anzahl Nodes pro Bild, wenn Bilder mit Grösse 448x448 eingespiesen werden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8]*[.C138]*[.D138]" office:value-type="float" office:value="200704" calcext:value-type="float">
            <text:p>20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139]*[.C139]*[.D139]" office:value-type="float" office:value="3211264" calcext:value-type="float">
            <text:p>3211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140]*[.C140]*[.D140]" office:value-type="float" office:value="802816" calcext:value-type="float">
            <text:p>802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B141]*[.C141]*[.D141]" office:value-type="float" office:value="2408448" calcext:value-type="float">
            <text:p>2408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B142]*[.C142]*[.D142]" office:value-type="float" office:value="602112" calcext:value-type="float">
            <text:p>602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3]*[.C143]*[.D143]" office:value-type="float" office:value="401408" calcext:value-type="float">
            <text:p>40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144]*[.C144]*[.D144]" office:value-type="float" office:value="802816" calcext:value-type="float">
            <text:p>802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145]*[.C145]*[.D145]" office:value-type="float" office:value="802816" calcext:value-type="float">
            <text:p>802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46]*[.C146]*[.D146]" office:value-type="float" office:value="1605632" calcext:value-type="float">
            <text:p>1605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47]*[.C147]*[.D147]" office:value-type="float" office:value="401408" calcext:value-type="float">
            <text:p>40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148]*[.C148]*[.D148]" office:value-type="float" office:value="200704" calcext:value-type="float">
            <text:p>20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49]*[.C149]*[.D149]" office:value-type="float" office:value="401408" calcext:value-type="float">
            <text:p>40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150]*[.C150]*[.D150]" office:value-type="float" office:value="200704" calcext:value-type="float">
            <text:p>20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51]*[.C151]*[.D151]" office:value-type="float" office:value="401408" calcext:value-type="float">
            <text:p>40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152]*[.C152]*[.D152]" office:value-type="float" office:value="200704" calcext:value-type="float">
            <text:p>20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53]*[.C153]*[.D153]" office:value-type="float" office:value="401408" calcext:value-type="float">
            <text:p>40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154]*[.C154]*[.D154]" office:value-type="float" office:value="200704" calcext:value-type="float">
            <text:p>20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55]*[.C155]*[.D155]" office:value-type="float" office:value="401408" calcext:value-type="float">
            <text:p>40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56]*[.C156]*[.D156]" office:value-type="float" office:value="401408" calcext:value-type="float">
            <text:p>40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57]*[.C157]*[.D157]" office:value-type="float" office:value="802816" calcext:value-type="float">
            <text:p>802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58]*[.C158]*[.D158]" office:value-type="float" office:value="200704" calcext:value-type="float">
            <text:p>20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59]*[.C159]*[.D159]" office:value-type="float" office:value="100352" calcext:value-type="float">
            <text:p>100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60]*[.C160]*[.D160]" office:value-type="float" office:value="200704" calcext:value-type="float">
            <text:p>20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61]*[.C161]*[.D161]" office:value-type="float" office:value="100352" calcext:value-type="float">
            <text:p>100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62]*[.C162]*[.D162]" office:value-type="float" office:value="200704" calcext:value-type="float">
            <text:p>20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63]*[.C163]*[.D163]" office:value-type="float" office:value="200704" calcext:value-type="float">
            <text:p>20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64]*[.C164]*[.D164]" office:value-type="float" office:value="50176" calcext:value-type="float">
            <text:p>5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65]*[.C165]*[.D165]" office:value-type="float" office:value="50176" calcext:value-type="float">
            <text:p>5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lutio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166]*[.C166]*[.D166]" office:value-type="float" office:value="50176" calcext:value-type="float">
            <text:p>5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padding</text:p>
          </table:table-cell>
          <table:table-cell table:number-columns-repeated="4"/>
          <table:table-cell table:formula="of:=[.B167]*[.C167]*[.D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</text:p>
          </table:table-cell>
          <table:table-cell table:number-columns-repeated="4"/>
          <table:table-cell table:formula="of:=[.B168]*[.C168]*[.D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-Connected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69]*[.C169]*[.D169]"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-Connecte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70]*[.C170]*[.D170]" office:value-type="float" office:value="294" calcext:value-type="float">
            <text:p>29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umme=</text:p>
          </table:table-cell>
          <table:table-cell table:formula="of:=SUM([.F138:.F170])" office:value-type="float" office:value="16010534" calcext:value-type="float">
            <text:p>16010534</text:p>
          </table:table-cell>
          <table:table-cell/>
          <table:table-cell office:value-type="string" calcext:value-type="string">
            <text:p>Anzahl Bytes, wenn float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it BatchSize = 24:</text:p>
          </table:table-cell>
          <table:table-cell/>
          <table:table-cell table:formula="of:=24*[.F173]" office:value-type="float" office:value="384252816" calcext:value-type="float">
            <text:p>384252816</text:p>
          </table:table-cell>
          <table:table-cell/>
          <table:table-cell table:formula="of:=4*[.F175]" office:value-type="float" office:value="1537011264" calcext:value-type="float">
            <text:p>1537011264</text:p>
          </table:table-cell>
          <table:table-cell table:number-columns-repeated="3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otal Bytes bei Float16</text:p>
          </table:table-cell>
          <table:table-cell/>
          <table:table-cell office:value-type="string" calcext:value-type="string">
            <text:p>Total Bytes bei Float3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78]+[.H123]" office:value-type="float" office:value="1792686868" calcext:value-type="float">
            <text:p>1792686868</text:p>
          </table:table-cell>
          <table:table-cell office:value-type="string" calcext:value-type="string">
            <text:p>Bytes</text:p>
          </table:table-cell>
          <table:table-cell table:formula="of:=[.K78]+[.H175]" office:value-type="float" office:value="2364302400" calcext:value-type="float">
            <text:p>2364302400</text:p>
          </table:table-cell>
          <table:table-cell office:value-type="string" calcext:value-type="string">
            <text:p>Bytes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87]/1000000000" office:value-type="float" office:value="1.792686868" calcext:value-type="float">
            <text:p>1.792686868</text:p>
          </table:table-cell>
          <table:table-cell office:value-type="string" calcext:value-type="string">
            <text:p>GB</text:p>
          </table:table-cell>
          <table:table-cell table:formula="of:=[.H187]/1000000000" office:value-type="float" office:value="2.3643024" calcext:value-type="float">
            <text:p>2.3643024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19:02.319181043</meta:creation-date>
    <meta:generator>LibreOffice/5.1.6.2$Linux_X86_64 LibreOffice_project/10m0$Build-2</meta:generator>
    <dc:date>2018-01-18T16:52:23.551023391</dc:date>
    <meta:editing-duration>PT18M</meta:editing-duration>
    <meta:editing-cycles>3</meta:editing-cycles>
    <meta:document-statistic meta:table-count="1" meta:cell-count="498" meta:object-count="0"/>
  </office:meta>
</office:document-meta>
</file>